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20000025A52E3511A63E2D6D4.png" manifest:media-type="image/png"/>
  <manifest:file-entry manifest:full-path="Pictures/1000020100000321000002561B7774956B45D23F.png" manifest:media-type="image/png"/>
  <manifest:file-entry manifest:full-path="Pictures/10000201000003210000025985F0BB492A536D81.png" manifest:media-type="image/png"/>
  <manifest:file-entry manifest:full-path="Pictures/10000201000003200000025B9CCC9D2605414D44.png" manifest:media-type="image/png"/>
  <manifest:file-entry manifest:full-path="Pictures/1000020100000321000002577081CDEC3A4F0A3C.png" manifest:media-type="image/png"/>
  <manifest:file-entry manifest:full-path="Pictures/1000020100000320000002595472EABB8786EAA8.png" manifest:media-type="image/png"/>
  <manifest:file-entry manifest:full-path="Pictures/10000201000002A8000001ADE8DA8AF3B2D5CB09.png" manifest:media-type="image/png"/>
  <manifest:file-entry manifest:full-path="Pictures/10000201000003210000025AA320EE2A99518E3F.png" manifest:media-type="image/png"/>
  <manifest:file-entry manifest:full-path="Pictures/10000201000002A8000001AD51CF1920C3FBAE56.png" manifest:media-type="image/png"/>
  <manifest:file-entry manifest:full-path="Pictures/10000201000002A8000001AD2DA29A6E4C822097.png" manifest:media-type="image/png"/>
  <manifest:file-entry manifest:full-path="Pictures/10000201000002E40000024681A69336031FFF81.png" manifest:media-type="image/png"/>
  <manifest:file-entry manifest:full-path="Pictures/10000201000002940000019845AE31113EE1C776.png" manifest:media-type="image/png"/>
  <manifest:file-entry manifest:full-path="Pictures/10000201000003B00000042F1642F85C5427D5A0.png" manifest:media-type="image/png"/>
  <manifest:file-entry manifest:full-path="Pictures/10000201000002BB000001F58427428DECB47083.png" manifest:media-type="image/png"/>
  <manifest:file-entry manifest:full-path="Pictures/1000020100000320000002594368560863BE10E9.png" manifest:media-type="image/png"/>
  <manifest:file-entry manifest:full-path="Pictures/100002010000032000000258CFC1CC6DFA528E67.png" manifest:media-type="image/png"/>
  <manifest:file-entry manifest:full-path="Pictures/100002010000032000000258DC59F0B9FB20267C.png" manifest:media-type="image/png"/>
  <manifest:file-entry manifest:full-path="Pictures/10000201000002BB000001F5EBA1C6D066F49325.png" manifest:media-type="image/png"/>
  <manifest:file-entry manifest:full-path="Pictures/10000201000002BB000001F5EB7D80EBF8954153.png" manifest:media-type="image/png"/>
  <manifest:file-entry manifest:full-path="Pictures/10000201000002E4000002469349A3CC14C9A4A8.png" manifest:media-type="image/png"/>
  <manifest:file-entry manifest:full-path="Pictures/10000201000003200000025D5EBEB3549AA55E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7013"/>
    </style:style>
    <style:style style:name="P2" style:family="paragraph" style:parent-style-name="Standard">
      <style:text-properties officeooo:rsid="000f7013" officeooo:paragraph-rsid="000f7013"/>
    </style:style>
    <style:style style:name="P3" style:family="paragraph" style:parent-style-name="Standard">
      <style:text-properties style:text-underline-style="none" officeooo:rsid="000f7013" officeooo:paragraph-rsid="000f701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n1" text:anchor-type="char" svg:width="6.6063in" svg:height="4.1673in" draw:z-index="0"><draw:image xlink:href="Pictures/10000201000002A8000001ADE8DA8AF3B2D5CB09.png" xlink:type="simple" xlink:show="embed" xlink:actuate="onLoad" loext:mime-type="image/png"/></draw:frame></text:p>
      <text:p text:style-name="Standard"/>
      <text:p text:style-name="Standard"><draw:frame draw:style-name="fr4" draw:name="Imagen2" text:anchor-type="char" svg:width="6.6307in" svg:height="4.1827in" draw:z-index="1"><draw:image xlink:href="Pictures/10000201000002A8000001AD2DA29A6E4C82209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width="6.6929in" svg:height="4.222in" draw:z-index="2"><draw:image xlink:href="Pictures/10000201000002A8000001AD51CF1920C3FBAE56.png" xlink:type="simple" xlink:show="embed" xlink:actuate="onLoad" loext:mime-type="image/png"/></draw:frame><text:soft-page-break/></text:p>
      <text:p text:style-name="Standard"><text:s/><draw:frame draw:style-name="fr1" draw:name="Imagen4" text:anchor-type="char" svg:width="6.6929in" svg:height="4.7965in" draw:z-index="3"><draw:image xlink:href="Pictures/10000201000002BB000001F58427428DECB4708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n5" text:anchor-type="char" svg:width="6.6929in" svg:height="4.7965in" draw:z-index="4"><draw:image xlink:href="Pictures/10000201000002BB000001F5EBA1C6D066F49325.png" xlink:type="simple" xlink:show="embed" xlink:actuate="onLoad" loext:mime-type="image/png"/></draw:frame><text:soft-page-break/></text:p>
      <text:p text:style-name="Standard"><draw:frame draw:style-name="fr1" draw:name="Imagen6" text:anchor-type="char" svg:width="6.6929in" svg:height="4.7965in" draw:z-index="5"><draw:image xlink:href="Pictures/10000201000002BB000001F5EB7D80EBF8954153.png" xlink:type="simple" xlink:show="embed" xlink:actuate="onLoad" loext:mime-type="image/png"/></draw:frame></text:p>
      <text:p text:style-name="Standard"><draw:frame draw:style-name="fr1" draw:name="Imagen7" text:anchor-type="char" svg:width="6.6929in" svg:height="5.2638in" draw:z-index="6"><draw:image xlink:href="Pictures/10000201000002E40000024681A69336031FFF81.png" xlink:type="simple" xlink:show="embed" xlink:actuate="onLoad" loext:mime-type="image/png"/></draw:frame><text:soft-page-break/></text:p>
      <text:p text:style-name="Standard"><draw:frame draw:style-name="fr1" draw:name="Imagen8" text:anchor-type="char" svg:width="6.6929in" svg:height="4.1374in" draw:z-index="7"><draw:image xlink:href="Pictures/10000201000002940000019845AE31113EE1C776.png" xlink:type="simple" xlink:show="embed" xlink:actuate="onLoad" loext:mime-type="image/png"/></draw:frame></text:p>
      <text:p text:style-name="Standard"/>
      <text:p text:style-name="Standard"><draw:frame draw:style-name="fr1" draw:name="Imagen9" text:anchor-type="char" svg:width="6.6929in" svg:height="5.2638in" draw:z-index="8"><draw:image xlink:href="Pictures/10000201000002E4000002469349A3CC14C9A4A8.png" xlink:type="simple" xlink:show="embed" xlink:actuate="onLoad" loext:mime-type="image/png"/></draw:frame><text:soft-page-break/></text:p>
      <text:p text:style-name="P1"><draw:frame draw:style-name="fr5" draw:name="Imagen10" text:anchor-type="char" svg:width="6.6929in" svg:height="7.5929in" draw:z-index="9"><draw:image xlink:href="Pictures/10000201000003B00000042F1642F85C5427D5A0.png" xlink:type="simple" xlink:show="embed" xlink:actuate="onLoad" loext:mime-type="image/png"/></draw:frame><text:soft-page-break/><text:s text:c="169"/></text:p>
      <text:p text:style-name="P2"><draw:frame draw:style-name="fr4" draw:name="Imagen11" text:anchor-type="char" svg:width="6.4244in" svg:height="4.8575in" draw:z-index="10"><draw:image xlink:href="Pictures/10000201000003200000025D5EBEB3549AA55ECA.png" xlink:type="simple" xlink:show="embed" xlink:actuate="onLoad" loext:mime-type="image/png"/></draw:frame><text:soft-page-break/><text:s text:c="166"/></text:p>
      <text:p text:style-name="P2"><draw:frame draw:style-name="fr4" draw:name="Imagen12" text:anchor-type="char" svg:width="6.5in" svg:height="4.8752in" draw:z-index="11"><draw:image xlink:href="Pictures/100002010000032000000258CFC1CC6DFA528E67.png" xlink:type="simple" xlink:show="embed" xlink:actuate="onLoad" loext:mime-type="image/png"/></draw:frame></text:p>
      <text:p text:style-name="P2"><draw:frame draw:style-name="fr2" draw:name="Imagen13" text:anchor-type="char" svg:width="6.3283in" svg:height="4.7535in" draw:z-index="12"><draw:image xlink:href="Pictures/1000020100000320000002594368560863BE10E9.png" xlink:type="simple" xlink:show="embed" xlink:actuate="onLoad" loext:mime-type="image/png"/></draw:frame><text:soft-page-break/></text:p>
      <text:p text:style-name="P2"><draw:frame draw:style-name="fr4" draw:name="Imagen14" text:anchor-type="char" svg:width="6.398in" svg:height="4.8063in" draw:z-index="13"><draw:image xlink:href="Pictures/1000020100000320000002595472EABB8786EAA8.png" xlink:type="simple" xlink:show="embed" xlink:actuate="onLoad" loext:mime-type="image/png"/></draw:frame></text:p>
      <text:p text:style-name="P2"><draw:frame draw:style-name="fr2" draw:name="Imagen15" text:anchor-type="char" svg:width="6.4236in" svg:height="4.8035in" draw:z-index="14"><draw:image xlink:href="Pictures/1000020100000321000002577081CDEC3A4F0A3C.png" xlink:type="simple" xlink:show="embed" xlink:actuate="onLoad" loext:mime-type="image/png"/></draw:frame><text:soft-page-break/></text:p>
      <text:p text:style-name="P2"><draw:frame draw:style-name="fr2" draw:name="Imagen16" text:anchor-type="char" svg:width="6.478in" svg:height="4.8681in" draw:z-index="15"><draw:image xlink:href="Pictures/10000201000003210000025AA320EE2A99518E3F.png" xlink:type="simple" xlink:show="embed" xlink:actuate="onLoad" loext:mime-type="image/png"/></draw:frame></text:p>
      <text:p text:style-name="P2"><draw:frame draw:style-name="fr2" draw:name="Imagen17" text:anchor-type="char" svg:width="6.4217in" svg:height="4.8398in" draw:z-index="16"><draw:image xlink:href="Pictures/10000201000003200000025B9CCC9D2605414D44.png" xlink:type="simple" xlink:show="embed" xlink:actuate="onLoad" loext:mime-type="image/png"/></draw:frame><draw:frame draw:style-name="fr3" draw:name="Imagen18" text:anchor-type="char" svg:x="0.1465in" svg:y="5.0083in" svg:width="6.4008in" svg:height="4.8in" draw:z-index="17"><draw:image xlink:href="Pictures/100002010000032000000258DC59F0B9FB20267C.png" xlink:type="simple" xlink:show="embed" xlink:actuate="onLoad" loext:mime-type="image/png"/></draw:frame><text:soft-page-break/></text:p>
      <text:p text:style-name="P2"><draw:frame draw:style-name="fr2" draw:name="Imagen19" text:anchor-type="char" svg:width="6.3646in" svg:height="4.7752in" draw:z-index="18"><draw:image xlink:href="Pictures/10000201000003210000025985F0BB492A536D81.png" xlink:type="simple" xlink:show="embed" xlink:actuate="onLoad" loext:mime-type="image/png"/></draw:frame><text:soft-page-break/></text:p>
      <text:p text:style-name="P2"><draw:frame draw:style-name="fr2" draw:name="Imagen20" text:anchor-type="char" svg:width="6.3799in" svg:height="4.7626in" draw:z-index="19"><draw:image xlink:href="Pictures/1000020100000321000002561B7774956B45D23F.png" xlink:type="simple" xlink:show="embed" xlink:actuate="onLoad" loext:mime-type="image/png"/></draw:frame><text:s text:c="165"/></text:p>
      <text:p text:style-name="P2"/>
      <text:p text:style-name="P3"><draw:frame draw:style-name="fr1" draw:name="Imagen21" text:anchor-type="char" svg:width="6.6929in" svg:height="5.0236in" draw:z-index="20"><draw:image xlink:href="Pictures/10000201000003220000025A52E3511A63E2D6D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2:22:23.240229073</meta:creation-date>
    <dc:date>2021-03-21T12:31:07.765818079</dc:date>
    <meta:editing-duration>PT8M45S</meta:editing-duration>
    <meta:editing-cycles>1</meta:editing-cycles>
    <meta:document-statistic meta:table-count="0" meta:image-count="21" meta:object-count="0" meta:page-count="12" meta:paragraph-count="4" meta:word-count="0" meta:character-count="501" meta:non-whitespace-character-count="0"/>
    <meta:generator>LibreOffice/6.4.6.2$Linux_X86_64 LibreOffice_project/40$Build-2</meta:generator>
  </office:meta>
</office:document-meta>
</file>